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5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6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50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Dollars</text:p>
          </table:table-cell>
          <table:table-cell table:style-name="ce1" office:value-type="string">
            <text:p>Euros</text:p>
          </table:table-cell>
          <table:table-cell table:style-name="ce5" table:number-columns-repeated="253"/>
        </table:table-row>
        <table:table-row table:style-name="ro1">
          <table:table-cell office:value-type="string">
            <text:p>Web Banner + Full Page on Indie Game Magazine</text:p>
          </table:table-cell>
          <table:table-cell table:style-name="ce2" office:value-type="float" office:value="50">
            <text:p>50</text:p>
          </table:table-cell>
          <table:table-cell table:formula="oooc:=[.B2]*[.G2]" office:value-type="currency" office:currency="EUR" office:value="38.94080995">
            <text:p>€ 38.94</text:p>
          </table:table-cell>
          <table:table-cell table:number-columns-repeated="2"/>
          <table:table-cell office:value-type="string">
            <text:p>USD_TO_EUR</text:p>
          </table:table-cell>
          <table:table-cell table:style-name="ce6" office:value-type="float" office:value="0.778816199">
            <text:p>0.779</text:p>
          </table:table-cell>
          <table:table-cell table:number-columns-repeated="249"/>
        </table:table-row>
        <table:table-row table:style-name="ro1">
          <table:table-cell office:value-type="string">
            <text:p>Website Hosting</text:p>
          </table:table-cell>
          <table:table-cell table:formula="oooc:=12*7.95" office:value-type="float" office:value="95.4">
            <text:p>95.4</text:p>
          </table:table-cell>
          <table:table-cell table:formula="oooc:=[.B3]*[.G2]" office:value-type="currency" office:currency="EUR" office:value="74.2990653846">
            <text:p>€ 74.30</text:p>
          </table:table-cell>
          <table:table-cell table:number-columns-repeated="253"/>
        </table:table-row>
        <table:table-row table:style-name="ro1">
          <table:table-cell office:value-type="string">
            <text:p>Web domain</text:p>
          </table:table-cell>
          <table:table-cell office:value-type="float" office:value="12.95">
            <text:p>12.95</text:p>
          </table:table-cell>
          <table:table-cell table:formula="oooc:=[.B4]*[.G2]" office:value-type="currency" office:currency="EUR" office:value="10.08566977705">
            <text:p>€ 10.09</text:p>
          </table:table-cell>
          <table:table-cell table:number-columns-repeated="253"/>
        </table:table-row>
        <table:table-row table:style-name="ro1">
          <table:table-cell office:value-type="string">
            <text:p>Press Release on GameProducer</text:p>
          </table:table-cell>
          <table:table-cell table:number-columns-repeated="255"/>
        </table:table-row>
        <table:table-row table:style-name="ro1">
          <table:table-cell office:value-type="string">
            <text:p>Press Release in english on Sotfpressrelease.com</text:p>
          </table:table-cell>
          <table:table-cell office:value-type="float" office:value="140">
            <text:p>140</text:p>
          </table:table-cell>
          <table:table-cell table:formula="oooc:=[.B6]*[.G2]" office:value-type="currency" office:currency="EUR" office:value="109.03426786">
            <text:p>€ 109.03</text:p>
          </table:table-cell>
          <table:table-cell table:number-columns-repeated="253"/>
        </table:table-row>
        <table:table-row table:style-name="ro1">
          <table:table-cell office:value-type="string">
            <text:p>Press Release in french on Sotfpressrelease.com</text:p>
          </table:table-cell>
          <table:table-cell table:style-name="ce3" office:value-type="float" office:value="70">
            <text:p>70</text:p>
          </table:table-cell>
          <table:table-cell table:formula="oooc:=[.B7]*[.G2]" office:value-type="currency" office:currency="EUR" office:value="54.51713393">
            <text:p>€ 54.52</text:p>
          </table:table-cell>
          <table:table-cell table:style-name="ce5"/>
          <table:table-cell/>
          <table:table-cell office:value-type="string">
            <text:p>Total</text:p>
          </table:table-cell>
          <table:table-cell table:formula="oooc:=SUM([.C2:.C29])" office:value-type="currency" office:currency="EUR" office:value="3611.5669780317">
            <text:p>€ 3,611.57</text:p>
          </table:table-cell>
          <table:table-cell table:number-columns-repeated="249"/>
        </table:table-row>
        <table:table-row table:style-name="ro1">
          <table:table-cell office:value-type="string">
            <text:p>Press Release in english on Mitorahgames.com</text:p>
          </table:table-cell>
          <table:table-cell office:value-type="float" office:value="59.95">
            <text:p>59.95</text:p>
          </table:table-cell>
          <table:table-cell table:formula="oooc:=[.B8]*[.G2]" office:value-type="currency" office:currency="EUR" office:value="46.69003113005">
            <text:p>€ 46.69</text:p>
          </table:table-cell>
          <table:table-cell table:number-columns-repeated="253"/>
        </table:table-row>
        <table:table-row table:style-name="ro1">
          <table:table-cell office:value-type="string">
            <text:p>Office chair <text:a xlink:href="http://www.ikea.com/fr/fr/catalog/products/40103100">http://www.ikea.com/fr/fr/catalog/products/40103100</text:a></text:p>
          </table:table-cell>
          <table:table-cell/>
          <table:table-cell office:value-type="currency" office:currency="EUR" office:value="169">
            <text:p>€ 169.00</text:p>
          </table:table-cell>
          <table:table-cell table:number-columns-repeated="253"/>
        </table:table-row>
        <table:table-row table:style-name="ro1">
          <table:table-cell office:value-type="string">
            <text:p>MacBook 13'' inches</text:p>
          </table:table-cell>
          <table:table-cell/>
          <table:table-cell office:value-type="currency" office:currency="EUR" office:value="1199">
            <text:p>€ 1,199.00</text:p>
          </table:table-cell>
          <table:table-cell table:number-columns-repeated="253"/>
        </table:table-row>
        <table:table-row table:style-name="ro1">
          <table:table-cell office:value-type="string">
            <text:p>Monitor + PC Dell XP 630</text:p>
          </table:table-cell>
          <table:table-cell/>
          <table:table-cell office:value-type="currency" office:currency="EUR" office:value="1910">
            <text:p>€ 1,910.00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2">22/02/2009</text:date>, <text:time>20:2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co Dinacci</meta:initial-creator>
    <meta:creation-date>2009-02-22T16:10:21</meta:creation-date>
    <dc:creator>Marco Dinacci</dc:creator>
    <dc:date>2009-02-22T20:26:31</dc:date>
    <meta:editing-cycles>10</meta:editing-cycles>
    <meta:editing-duration>PT4H16M12S</meta:editing-duration>
    <meta:user-defined meta:name="Info 1"/>
    <meta:user-defined meta:name="Info 2"/>
    <meta:user-defined meta:name="Info 3"/>
    <meta:user-defined meta:name="Info 4"/>
    <meta:document-statistic meta:table-count="1" meta:cell-count="32"/>
  </office:meta>
</office:document-meta>
</file>